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f" style:font-name="ui-monospace" fo:font-size="9pt" fo:letter-spacing="normal" fo:font-style="normal" fo:font-weight="normal" officeooo:rsid="0003e06f" officeooo:paragraph-rsid="0003e06f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f" style:font-name="ui-monospace" fo:font-size="14pt" fo:letter-spacing="normal" fo:font-style="normal" fo:font-weight="normal" officeooo:paragraph-rsid="0003e06f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f" style:font-name="ui-monospace" fo:font-size="14pt" fo:letter-spacing="normal" fo:font-style="normal" fo:font-weight="normal" officeooo:rsid="0003e06f" officeooo:paragraph-rsid="0003e06f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f" style:font-name="ui-monospace" fo:font-size="14pt" fo:letter-spacing="normal" fo:font-style="normal" fo:font-weight="normal" officeooo:rsid="0003e06f" officeooo:paragraph-rsid="0005d0c0" style:font-size-asian="14pt" style:font-size-complex="14pt"/>
    </style:style>
    <style:style style:name="T1" style:family="text">
      <style:text-properties officeooo:rsid="0003e06f"/>
    </style:style>
    <style:style style:name="T2" style:family="text">
      <style:text-properties officeooo:rsid="0004d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Difference between Throw &amp; Throws</text:p>
      <text:p text:style-name="P3"/>
      <text:p text:style-name="P3">2.Handle ArrayIndexOutOfBoundException</text:p>
      <text:p text:style-name="P3"><text:tab/>int a[5] = {1,2,3,4,5};</text:p>
      <text:p text:style-name="P3"><text:tab/>sout(a[6]);</text:p>
      <text:p text:style-name="P3"/>
      <text:p text:style-name="P3">3. Age criteria for vaccine <text:span text:style-name="T2">using exception handling</text:span></text:p>
      <text:p text:style-name="P3"><text:tab/>Group 1</text:p>
      <text:p text:style-name="P3"><text:tab/>Group 2 - 45 - 60 - eligible for vaccine</text:p>
      <text:p text:style-name="P3"><text:tab/>Group 3</text:p>
      <text:p text:style-name="P3"/>
      <text:p text:style-name="P3"><text:s/>4.movie ticket</text:p>
      <text:p text:style-name="P3"><text:tab/>//no of seats - 5 seats</text:p>
      <text:p text:style-name="P3"><text:tab/>- bookTicket</text:p>
      <text:p text:style-name="P3"/>
      <text:p text:style-name="P3">5. bus ticket reservation</text:p>
      <text:p text:style-name="P3"/>
      <text:p text:style-name="P3">6.difference between yield() &amp; join() &amp; sleep()</text:p>
      <text:p text:style-name="P3"/>
      <text:p text:style-name="P3">7.Count the number of digits in given number</text:p>
      <text:p text:style-name="P3"><text:tab/>5236 = 4</text:p>
      <text:p text:style-name="P3"/>
      <text:p text:style-name="P3">8.Toggle the cases of String</text:p>
      <text:p text:style-name="P3"><text:tab/>eg. CoDeKUL = cOdEkul</text:p>
      <text:p text:style-name="P4">- handle exception if string contains other than alphabets</text:p>
      <text:p text:style-name="P4"><text:s text:c="3"/>character</text:p>
      <text:p text:style-name="P3">- check whether given string is empty or not</text:p>
      <text:p text:style-name="P3"/>
      <text:p text:style-name="P3">9.Find the divisor of the given number &amp; calculate it's Sum</text:p>
      <text:p text:style-name="P3"><text:tab/>eg.Divisors of 6 are 1,2,3 and 6 . 1+2+3+6=12.</text:p>
      <text:p text:style-name="P3"><text:tab/>8 = 1,2,4,8 = 15</text:p>
      <text:p text:style-name="P3"/>
      <text:p text:style-name="P3">10. Maintain account ledger of the customers</text:p>
      <text:p text:style-name="P3">//<text:tab/>Define a class "Customer" having private members (id,name,mobile,email).</text:p>
      <text:p text:style-name="P3"><text:tab/>Define a class "Transactions" having private members(transactionType,accountNumber,amount)</text:p>
      <text:p text:style-name="P3"><text:tab/>Define relationship between above classes</text:p>
      <text:p text:style-name="P3"><text:tab/>Define default and parametrised constructor wherever required.</text:p>
      <text:p text:style-name="P3"><text:tab/>transactionType having two values </text:p>
      <text:p text:style-name="P3">1. Credit to add the amount</text:p>
      <text:p text:style-name="P3">2. Debit to deduct the amount</text:p>
      <text:p text:style-name="P3"/>
      <text:p text:style-name="P3"><text:soft-page-break/>-void addTransactions(accountNumber,transactionType,amount,customer)</text:p>
      <text:p text:style-name="P3"><text:tab/><text:tab/>using above method add transaction for particular method</text:p>
      <text:p text:style-name="P3"/>
      <text:p text:style-name="P3">-double getBalance(accountId) - display all details of customer along with --</text:p>
      <text:p text:style-name="P3"><text:s text:c="2"/>remaining balance</text:p>
      <text:p text:style-name="P3">-Handle invalid amount Exception</text:p>
      <text:p text:style-name="P3">-Handle invalid accountNumber Exception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10:15:49.655270810</meta:creation-date>
    <dc:date>2023-02-08T10:28:02.321739379</dc:date>
    <meta:editing-duration>PT12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201" meta:character-count="1382" meta:non-whitespace-character-count="1193"/>
  </office:meta>
</office:document-meta>
</file>